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yanmar Text" svg:font-family="'Myanmar Text'" style:font-pitch="variable"/>
    <style:font-face style:name="Myanmar Text1" svg:font-family="'Myanmar Text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" svg:font-family="Pyidaungsu"/>
    <style:font-face style:name="Pyidaungsu1" svg:font-family="Pyidaungsu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5.6535in" fo:margin-left="0.6236in" table:align="left"/>
    </style:style>
    <style:style style:name="Table1.A" style:family="table-column">
      <style:table-column-properties style:column-width="1.2215in"/>
    </style:style>
    <style:style style:name="Table1.B" style:family="table-column">
      <style:table-column-properties style:column-width="0.1326in"/>
    </style:style>
    <style:style style:name="Table1.C" style:family="table-column">
      <style:table-column-properties style:column-width="1.875in"/>
    </style:style>
    <style:style style:name="Table1.D" style:family="table-column">
      <style:table-column-properties style:column-width="0.1229in"/>
    </style:style>
    <style:style style:name="Table1.E" style:family="table-column">
      <style:table-column-properties style:column-width="0.6819in"/>
    </style:style>
    <style:style style:name="Table1.F" style:family="table-column">
      <style:table-column-properties style:column-width="0.1896in"/>
    </style:style>
    <style:style style:name="Table1.G" style:family="table-column">
      <style:table-column-properties style:column-width="1.4299in"/>
    </style:style>
    <style:style style:name="Table1.1" style:family="table-row">
      <style:table-row-properties style:min-row-height="0.4097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743in"/>
    </style:style>
    <style:style style:name="Table1.3" style:family="table-row">
      <style:table-row-properties style:min-row-height="0.375in"/>
    </style:style>
    <style:style style:name="Table3" style:family="table">
      <style:table-properties style:width="6.5299in" table:align="margins"/>
    </style:style>
    <style:style style:name="Table3.A" style:family="table-column">
      <style:table-column-properties style:column-width="2.1764in" style:rel-column-width="3134*"/>
    </style:style>
    <style:style style:name="Table3.C" style:family="table-column">
      <style:table-column-properties style:column-width="2.1771in" style:rel-column-width="3135*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Pyidaungsu" fo:font-size="10pt" officeooo:rsid="007b6f64" officeooo:paragraph-rsid="00b064f5" style:font-size-asian="10pt" style:font-name-complex="Pyidaungsu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Pyidaungsu" fo:font-size="10pt" officeooo:rsid="007b6f64" officeooo:paragraph-rsid="00889312" style:font-size-asian="10pt" style:font-name-complex="Pyidaungsu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Pyidaungsu" fo:font-size="10pt" officeooo:rsid="007b6f64" officeooo:paragraph-rsid="007b6f64" style:font-size-asian="10pt" style:font-name-complex="Pyidaungsu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yidaungsu" fo:font-size="10.5pt" style:font-size-asian="10.5pt" style:font-size-complex="10.5pt"/>
    </style:style>
    <style:style style:name="P5" style:family="paragraph" style:parent-style-name="Table_20_Contents">
      <style:paragraph-properties fo:text-align="start" style:justify-single-word="false"/>
      <style:text-properties style:font-name="Pyidaungsu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Pyidaungsu" fo:font-size="8pt" officeooo:paragraph-rsid="004a8e18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Pyidaungsu" fo:font-size="8pt" officeooo:paragraph-rsid="009f7e5a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Pyidaungsu" fo:font-size="8pt" officeooo:paragraph-rsid="00a51d64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Pyidaungsu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Pyidaungsu" fo:font-size="8pt" fo:font-weight="normal" officeooo:paragraph-rsid="004a8e18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Pyidaungsu" fo:font-size="8pt" fo:font-weight="normal" officeooo:paragraph-rsid="00a51d64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Pyidaungsu" fo:font-size="8pt" fo:font-weight="normal" officeooo:paragraph-rsid="009f7e5a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Pyidaungsu" fo:font-size="8pt" fo:font-weight="normal" officeooo:rsid="00482c9d" officeooo:paragraph-rsid="00a51d64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Myanmar Text" fo:font-size="8pt" officeooo:paragraph-rsid="00b1840d" style:font-size-asian="8pt" style:font-name-complex="Myanmar Tex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Myanmar Text" fo:font-size="8pt" officeooo:rsid="00acef79" officeooo:paragraph-rsid="00b1840d" style:font-size-asian="8pt" style:font-name-complex="Myanmar Tex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Myanmar Text" fo:font-size="8pt" officeooo:rsid="002a8863" officeooo:paragraph-rsid="00218388" style:font-size-asian="7pt" style:font-name-complex="Myanmar Text" style:font-size-complex="8pt"/>
    </style:style>
    <style:style style:name="P17" style:family="paragraph" style:parent-style-name="Standard">
      <style:paragraph-properties fo:text-align="start" style:justify-single-word="false"/>
      <style:text-properties style:font-name="Myanmar Text" officeooo:rsid="002a8863" officeooo:paragraph-rsid="00218388" style:font-name-complex="Myanmar Text"/>
    </style:style>
    <style:style style:name="P18" style:family="paragraph" style:parent-style-name="Standard">
      <style:paragraph-properties fo:text-align="center" style:justify-single-word="false"/>
      <style:text-properties style:font-name="Myanmar Text" fo:font-size="10pt" officeooo:rsid="00218388" officeooo:paragraph-rsid="00218388" style:font-size-asian="8.75pt" style:font-name-complex="Myanmar Tex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Myanmar Text" fo:font-size="12pt" officeooo:rsid="00218388" officeooo:paragraph-rsid="00218388" style:font-size-asian="12pt" style:font-name-complex="Pyidaungsu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Myanmar Text" fo:font-size="6pt" officeooo:rsid="00218388" officeooo:paragraph-rsid="00b064f5" style:font-size-asian="6pt" style:font-name-complex="Myanmar Text" style:font-size-complex="6pt"/>
    </style:style>
    <style:style style:name="P21" style:family="paragraph" style:parent-style-name="Standard">
      <style:paragraph-properties fo:text-align="start" style:justify-single-word="false"/>
      <style:text-properties officeooo:paragraph-rsid="00218388"/>
    </style:style>
    <style:style style:name="P22" style:family="paragraph" style:parent-style-name="Standard">
      <style:paragraph-properties fo:text-align="start" style:justify-single-word="false"/>
      <style:text-properties officeooo:paragraph-rsid="009749af"/>
    </style:style>
    <style:style style:name="P23" style:family="paragraph" style:parent-style-name="Standard">
      <style:paragraph-properties fo:text-align="start" style:justify-single-word="false"/>
      <style:text-properties fo:font-size="10.5pt" officeooo:paragraph-rsid="007ce1e3" style:font-size-asian="10.5pt" style:font-size-complex="10.5pt"/>
    </style:style>
    <style:style style:name="P24" style:family="paragraph" style:parent-style-name="Standard">
      <style:text-properties officeooo:paragraph-rsid="00b1840d"/>
    </style:style>
    <style:style style:name="P25" style:family="paragraph" style:parent-style-name="Header">
      <style:text-properties officeooo:paragraph-rsid="009ee005"/>
    </style:style>
    <style:style style:name="P26" style:family="paragraph" style:parent-style-name="Standard">
      <style:text-properties officeooo:paragraph-rsid="00869d3e"/>
    </style:style>
    <style:style style:name="P27" style:family="paragraph" style:parent-style-name="Table_20_Contents">
      <style:text-properties officeooo:paragraph-rsid="005034e5"/>
    </style:style>
    <style:style style:name="P28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9ee005" style:font-size-asian="10pt" style:font-size-complex="10pt"/>
    </style:style>
    <style:style style:name="P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9ee005" style:font-size-asian="10pt" style:font-size-complex="10pt"/>
    </style:style>
    <style:style style:name="P30" style:family="paragraph" style:parent-style-name="Table_20_Contents">
      <style:text-properties style:font-name="Pyidaungsu1" officeooo:paragraph-rsid="00869d3e"/>
    </style:style>
    <style:style style:name="P31" style:family="paragraph" style:parent-style-name="Table_20_Contents">
      <style:paragraph-properties fo:line-height="115%"/>
      <style:text-properties style:font-name="Pyidaungsu1" officeooo:paragraph-rsid="00869d3e"/>
    </style:style>
    <style:style style:name="P32" style:family="paragraph" style:parent-style-name="Table_20_Contents">
      <style:paragraph-properties fo:text-align="start" style:justify-single-word="false"/>
      <style:text-properties style:font-name="Pyidaungsu" fo:font-size="8pt" fo:font-weight="bold" officeooo:rsid="00218388" officeooo:paragraph-rsid="00218388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yidaungsu" fo:font-size="8pt" fo:font-weight="bold" officeooo:rsid="00218388" officeooo:paragraph-rsid="004a8e18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yidaungsu" fo:font-size="8pt" fo:font-weight="bold" officeooo:rsid="00218388" officeooo:paragraph-rsid="00a51d64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yidaungsu" fo:font-size="8pt" fo:font-weight="bold" officeooo:rsid="00a51d64" officeooo:paragraph-rsid="00a51d64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line-height="150%"/>
      <style:text-properties style:font-name="Myanmar Text" fo:font-size="9pt" officeooo:paragraph-rsid="00869d3e" style:font-size-asian="9pt" style:font-size-complex="9pt"/>
    </style:style>
    <style:style style:name="P37" style:family="paragraph">
      <style:paragraph-properties fo:text-align="center"/>
    </style:style>
    <style:style style:name="T1" style:family="text">
      <style:text-properties style:font-name="Times New Roman" fo:font-size="2pt" officeooo:rsid="00c247e6" style:font-size-asian="2pt" style:font-size-complex="2pt"/>
    </style:style>
    <style:style style:name="T2" style:family="text">
      <style:text-properties officeooo:rsid="009f9c0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9pt" fo:font-weight="bold" style:font-size-asian="19pt" style:font-weight-asian="bold" style:font-size-complex="19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officeooo:rsid="009e0de0"/>
    </style:style>
    <style:style style:name="T8" style:family="text">
      <style:text-properties officeooo:rsid="00889312"/>
    </style:style>
    <style:style style:name="T9" style:family="text">
      <style:text-properties style:font-name="Myanmar Text" officeooo:rsid="002a8863" style:font-name-complex="Myanmar Text"/>
    </style:style>
    <style:style style:name="T10" style:family="text">
      <style:text-properties style:font-name="Myanmar Text" officeooo:rsid="00415d17" style:font-name-complex="Myanmar Text"/>
    </style:style>
    <style:style style:name="T11" style:family="text">
      <style:text-properties style:font-name="Myanmar Text" officeooo:rsid="00772cdc" style:font-name-complex="Myanmar Text"/>
    </style:style>
    <style:style style:name="T12" style:family="text">
      <style:text-properties style:font-name="Myanmar Text" fo:font-size="6pt" officeooo:rsid="00218388" style:font-size-asian="6pt" style:font-name-complex="Myanmar Text" style:font-size-complex="6pt"/>
    </style:style>
    <style:style style:name="T13" style:family="text">
      <style:text-properties style:font-name="Pyidaungsu" fo:font-size="9pt" officeooo:rsid="002a8863" style:font-size-asian="9pt" style:font-name-complex="Pyidaungsu" style:font-size-complex="9pt"/>
    </style:style>
    <style:style style:name="T14" style:family="text">
      <style:text-properties style:font-name="Pyidaungsu" fo:font-size="9pt" officeooo:rsid="004d0c9d" style:font-size-asian="9pt" style:font-name-complex="Pyidaungsu" style:font-size-complex="9pt"/>
    </style:style>
    <style:style style:name="T15" style:family="text">
      <style:text-properties style:font-name="Pyidaungsu" fo:font-size="9pt" officeooo:rsid="00a7ede2" style:font-size-asian="9pt" style:font-name-complex="Pyidaungsu" style:font-size-complex="9pt"/>
    </style:style>
    <style:style style:name="T16" style:family="text">
      <style:text-properties style:font-name="Pyidaungsu" fo:font-size="9pt" officeooo:rsid="00772cdc" style:font-size-asian="9pt" style:font-name-complex="Pyidaungsu" style:font-size-complex="9pt"/>
    </style:style>
    <style:style style:name="T17" style:family="text">
      <style:text-properties style:font-name="Pyidaungsu" fo:font-size="9pt" style:text-underline-style="solid" style:text-underline-width="auto" style:text-underline-color="font-color" fo:font-weight="bold" officeooo:rsid="002a8863" style:font-size-asian="9pt" style:font-weight-asian="bold" style:font-name-complex="Pyidaungsu" style:font-size-complex="9pt" style:font-weight-complex="bold"/>
    </style:style>
    <style:style style:name="T18" style:family="text">
      <style:text-properties style:font-name="Myanmar Text" fo:font-size="19pt" fo:font-weight="bold" style:font-size-asian="19pt" style:font-weight-asian="bold" style:font-size-complex="19pt" style:font-weight-complex="bold"/>
    </style:style>
    <style:style style:name="T19" style:family="text">
      <style:text-properties style:font-name="Myanmar Text" fo:font-size="10.5pt" style:font-size-asian="10.5pt" style:font-size-complex="10.5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  <style:style style:name="gr1" style:family="graphic">
      <style:graphic-properties draw:stroke="dash" draw:stroke-dash="Long_20_Dot" svg:stroke-width="0.0201in" svg:stroke-color="#000000" draw:marker-start-width="0.1701in" draw:marker-end-width="0.1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Date" text:name="py3o.doc.p_date"/>
        <text:user-field-decl office:value-type="string" office:string-value="Address" text:name="py3o.temp.address"/>
        <text:user-field-decl office:value-type="string" office:string-value="Contact" text:name="py3o.temp.company_phone"/>
        <text:user-field-decl office:value-type="string" office:string-value="Title1" text:name="py3o.temp.title1"/>
        <text:user-field-decl office:value-type="string" office:string-value="Title" text:name="py3o.temp.title2"/>
        <text:user-field-decl office:value-type="string" office:string-value="PDate" text:name="py3o.doc.date"/>
        <text:user-field-decl office:value-type="string" office:string-value="PDate" text:name="py3o.doc.printed_date"/>
        <text:user-field-decl office:value-type="string" office:string-value="IMG" text:name="py3o.temp.title_img"/>
        <text:user-field-decl office:value-type="string" office:string-value="Complain" text:name="py3o.temp.complain"/>
        <text:user-field-decl office:value-type="string" office:string-value="Social" text:name="py3o.temp.social_mail"/>
        <text:user-field-decl office:value-type="string" office:string-value="Thank" text:name="py3o.temp.thank"/>
        <text:user-field-decl office:value-type="string" office:string-value="Cus_name" text:name="py3o.rec.cus_name"/>
        <text:user-field-decl office:value-type="string" office:string-value="Pay_rec" text:name="py3o.rec.pay_rec"/>
        <text:user-field-decl office:value-type="string" office:string-value="Pay_type" text:name="py3o.rec.pay_type"/>
        <text:user-field-decl office:value-type="string" office:string-value="Remark" text:name="py3o.rec.memo"/>
        <text:user-field-decl office:value-type="string" office:string-value="Date" text:name="py3o.rec.date"/>
        <text:user-field-decl office:value-type="string" office:string-value="Collec" text:name="py3o.rec.collector"/>
        <text:user-field-decl office:value-type="string" office:string-value="Branch" text:name="py3o.rec.branch"/>
        <text:user-field-decl office:value-type="string" office:string-value="Amount" text:name="py3o.rec.amount"/>
      </text:user-field-decls>
      <text:p text:style-name="P19">ငွေလက်ခံပြေစာ</text:p>
      <text:p text:style-name="P18"/>
      <text:p text:style-name="P21"><text:a xlink:type="simple" xlink:href="py3o://for=%22rec%20in%20records%22" text:style-name="Internet_20_link" text:visited-style-name="Visited_20_Internet_20_Link"><text:span text:style-name="T10">for="rec in record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2">Customer Name</text:p>
          </table:table-cell>
          <table:table-cell table:style-name="Table1.A1" office:value-type="string">
            <text:p text:style-name="P5">:</text:p>
          </table:table-cell>
          <table:table-cell table:style-name="Table1.A1" office:value-type="string">
            <text:p text:style-name="P9"><text:user-field-get text:name="py3o.rec.cus_name">Cus_name</text:user-field-ge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5">Date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12"><text:user-field-get text:name="py3o.rec.date">Date</text:user-field-get></text:p>
          </table:table-cell>
        </table:table-row>
        <table:table-row table:style-name="Table1.2">
          <table:table-cell table:style-name="Table1.A1" office:value-type="string">
            <text:p text:style-name="P32">Payment Receipts</text:p>
          </table:table-cell>
          <table:table-cell table:style-name="Table1.A1" office:value-type="string">
            <text:p text:style-name="P5">:</text:p>
          </table:table-cell>
          <table:table-cell table:style-name="Table1.A1" office:value-type="string">
            <text:p text:style-name="P9"><text:user-field-get text:name="py3o.rec.pay_rec">Pay_rec</text:user-field-ge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4">Collector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11"><text:user-field-get text:name="py3o.rec.collector">Collec</text:user-field-get></text:p>
          </table:table-cell>
        </table:table-row>
        <table:table-row table:style-name="Table1.3">
          <table:table-cell table:style-name="Table1.A1" office:value-type="string">
            <text:p text:style-name="P33">Remark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10"><text:user-field-get text:name="py3o.rec.memo">Remark</text:user-field-ge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4">Branch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13"><text:user-field-get text:name="py3o.rec.branch">Branch</text:user-field-get></text:p>
          </table:table-cell>
        </table:table-row>
      </table:table>
      <text:p text:style-name="P17"/>
      <text:p text:style-name="P16"/>
      <text:p text:style-name="P16"/>
      <text:p text:style-name="P23"><text:span text:style-name="T13"><text:tab/><text:tab/>ငွေပမာဏ </text:span><text:span text:style-name="T17"><text:user-field-get text:name="py3o.rec.amount">Amount</text:user-field-get></text:span><text:span text:style-name="T13"><text:s/>တိတိကို ကျေးဇူးတင်စွာဖြ</text:span><text:span text:style-name="T14">င့်</text:span><text:span text:style-name="T13"> လက်ခံရရ</text:span><text:span text:style-name="T15">ှိ</text:span><text:span text:style-name="T13">ပါသည်</text:span><text:span text:style-name="T16">။</text:span><text:span text:style-name="T11"><text:tab/><text:tab/></text:span></text:p>
      <text:p text:style-name="P22"><text:a xlink:type="simple" xlink:href="py3o:///for" text:style-name="Internet_20_link" text:visited-style-name="Visited_20_Internet_20_Link"><text:span text:style-name="T9">/for</text:span></text:a><text:span text:style-name="T12"><text:tab/><text:tab/><text:tab/><text:tab/><text:tab/><text:tab/></text:span></text:p>
      <text:p text:style-name="P20"><text:tab/><text:tab/><text:tab/><text:tab/><text:tab/><text:tab/><text:tab/><text:tab/></text:p>
      <text:p text:style-name="P24"/>
      <text:p text:style-name="P24"/>
      <text:p text:style-name="P24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5">Received By</text:p>
          </table:table-cell>
        </table:table-row>
      </table:table>
      <text:p text:style-name="P24"/>
      <text:p text:style-name="P24"><draw:line text:anchor-type="paragraph" draw:z-index="1" draw:name="Horizontal line 1" draw:style-name="gr1" draw:text-style-name="P37" svg:x1="4.6665in" svg:y1="0.1063in" svg:x2="6.3331in" svg:y2="0.1063in"><text:p/></draw:line><text:tab/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yanmar Text" svg:font-family="'Myanmar Text'" style:font-pitch="variable"/>
    <style:font-face style:name="Myanmar Text1" svg:font-family="'Myanmar Text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" svg:font-family="Pyidaungsu"/>
    <style:font-face style:name="Pyidaungsu1" svg:font-family="Pyidaungsu" style:font-family-generic="swiss" style:font-pitch="variable"/>
    <style:font-face style:name="Times New Roman" svg:font-family="'Times New Roman'" style:font-family-generic="roman" style:font-pitch="variable"/>
  </office:font-face-decls>
  <office:styles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4" style:family="table">
      <style:table-properties style:width="6.0035in" fo:margin-left="0.3208in" table:align="left"/>
    </style:style>
    <style:style style:name="Table14.A" style:family="table-column">
      <style:table-column-properties style:column-width="4.2521in"/>
    </style:style>
    <style:style style:name="Table14.B" style:family="table-column">
      <style:table-column-properties style:column-width="0.0569in"/>
    </style:style>
    <style:style style:name="Table14.C" style:family="table-column">
      <style:table-column-properties style:column-width="1.6944in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5.9653in" fo:margin-left="0.3306in" table:align="left"/>
    </style:style>
    <style:style style:name="Table15.A" style:family="table-column">
      <style:table-column-properties style:column-width="1.184in"/>
    </style:style>
    <style:style style:name="Table15.B" style:family="table-column">
      <style:table-column-properties style:column-width="4.7813in"/>
    </style:style>
    <style:style style:name="Table15.1" style:family="table-row">
      <style:table-row-properties style:min-row-height="0.4972in"/>
    </style:style>
    <style:style style:name="Table15.A1" style:family="table-cell">
      <style:table-cell-properties style:writing-mode="page"/>
    </style:style>
    <style:style style:name="Table15.2" style:family="table-row">
      <style:table-row-properties style:min-row-height="0.3153in"/>
    </style:style>
    <style:style style:name="Table15.3" style:family="table-row">
      <style:table-row-properties style:min-row-height="0.316in"/>
    </style:style>
    <style:style style:name="MP1" style:family="paragraph" style:parent-style-name="Table_20_Contents">
      <style:text-properties officeooo:paragraph-rsid="005034e5"/>
    </style:style>
    <style:style style:name="MP2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9ee005" style:font-size-asian="10pt" style:font-size-complex="10pt"/>
    </style:style>
    <style:style style:name="MP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9ee005" style:font-size-asian="10pt" style:font-size-complex="10pt"/>
    </style:style>
    <style:style style:name="MP4" style:family="paragraph" style:parent-style-name="Header">
      <style:text-properties officeooo:paragraph-rsid="009ee005"/>
    </style:style>
    <style:style style:name="MP5" style:family="paragraph" style:parent-style-name="Table_20_Contents">
      <style:text-properties style:font-name="Pyidaungsu1" officeooo:paragraph-rsid="00869d3e"/>
    </style:style>
    <style:style style:name="MP6" style:family="paragraph" style:parent-style-name="Table_20_Contents">
      <style:paragraph-properties fo:line-height="115%"/>
      <style:text-properties style:font-name="Pyidaungsu1" officeooo:paragraph-rsid="00869d3e"/>
    </style:style>
    <style:style style:name="MP7" style:family="paragraph" style:parent-style-name="Table_20_Contents">
      <style:paragraph-properties fo:line-height="150%"/>
      <style:text-properties style:font-name="Myanmar Text" fo:font-size="9pt" officeooo:paragraph-rsid="00869d3e" style:font-size-asian="9pt" style:font-size-complex="9pt"/>
    </style:style>
    <style:style style:name="MP8" style:family="paragraph" style:parent-style-name="Standard">
      <style:text-properties officeooo:paragraph-rsid="00869d3e"/>
    </style:style>
    <style:style style:name="MP9" style:family="paragraph" style:parent-style-name="Table_20_Contents">
      <style:paragraph-properties fo:text-align="center" style:justify-single-word="false"/>
      <style:text-properties style:font-name="Pyidaungsu" fo:font-size="10pt" officeooo:rsid="007b6f64" officeooo:paragraph-rsid="00b064f5" style:font-size-asian="10pt" style:font-name-complex="Pyidaungsu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style:font-name="Pyidaungsu" fo:font-size="10pt" officeooo:rsid="007b6f64" officeooo:paragraph-rsid="00889312" style:font-size-asian="10pt" style:font-name-complex="Pyidaungsu" style:font-size-complex="10pt"/>
    </style:style>
    <style:style style:name="MP11" style:family="paragraph" style:parent-style-name="Table_20_Contents">
      <style:paragraph-properties fo:text-align="center" style:justify-single-word="false"/>
      <style:text-properties style:font-name="Pyidaungsu" fo:font-size="10pt" officeooo:rsid="007b6f64" officeooo:paragraph-rsid="007b6f64" style:font-size-asian="10pt" style:font-name-complex="Pyidaungsu" style:font-size-complex="10pt"/>
    </style:style>
    <style:style style:name="MT1" style:family="text">
      <style:text-properties style:font-name="Times New Roman" fo:font-size="2pt" officeooo:rsid="00c247e6" style:font-size-asian="2pt" style:font-size-complex="2pt"/>
    </style:style>
    <style:style style:name="MT2" style:family="text">
      <style:text-properties officeooo:rsid="009f9c0d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style:font-name="Myanmar Text" fo:font-size="19pt" fo:font-weight="bold" style:font-size-asian="19pt" style:font-weight-asian="bold" style:font-size-complex="19pt" style:font-weight-complex="bold"/>
    </style:style>
    <style:style style:name="MT5" style:family="text">
      <style:text-properties fo:font-size="24pt" fo:font-weight="bold" style:font-size-asian="24pt" style:font-weight-asian="bold" style:font-size-complex="24pt" style:font-weight-complex="bold"/>
    </style:style>
    <style:style style:name="MT6" style:family="text">
      <style:text-properties style:font-name="Myanmar Text" fo:font-size="10.5pt" style:font-size-asian="10.5pt" style:font-size-complex="10.5pt"/>
    </style:style>
    <style:style style:name="MT7" style:family="text">
      <style:text-properties officeooo:rsid="009e0de0"/>
    </style:style>
    <style:style style:name="MT8" style:family="text">
      <style:text-properties officeooo:rsid="0088931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  <style:page-layout style:name="Mpm1">
      <style:page-layout-properties fo:page-width="6.9299in" fo:page-height="9.8402in" style:num-format="1" style:print-orientation="portrait" fo:margin-top="0.1598in" fo:margin-bottom="0.3201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2.1402in" fo:margin-left="0in" fo:margin-right="0in" fo:margin-top="0.1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PDate" text:name="py3o.doc.p_date"/>
          <text:user-field-decl office:value-type="string" office:string-value="Address" text:name="py3o.temp.address"/>
          <text:user-field-decl office:value-type="string" office:string-value="Contact" text:name="py3o.temp.company_phone"/>
          <text:user-field-decl office:value-type="string" office:string-value="Title1" text:name="py3o.temp.title1"/>
          <text:user-field-decl office:value-type="string" office:string-value="Title" text:name="py3o.temp.title2"/>
        </text:user-field-decls>
        <text:p text:style-name="MP1"><text:a xlink:type="simple" xlink:href="py3o://for=%22doc%20in%20records%22" text:style-name="Internet_20_link" text:visited-style-name="Visited_20_Internet_20_Link"><text:span text:style-name="MT1">for="doc in records"</text:span></text:a></text:p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>
            <table:table-cell table:style-name="Table14.A1" office:value-type="string">
              <text:p text:style-name="MP2">Printed Date <text:span text:style-name="MT2">and Time</text:span> </text:p>
            </table:table-cell>
            <table:table-cell table:style-name="Table14.A1" office:value-type="string">
              <text:p text:style-name="MP3">:</text:p>
            </table:table-cell>
            <table:table-cell table:style-name="Table14.A1" office:value-type="string">
              <text:p text:style-name="MP3"><text:s/><text:user-field-get text:name="py3o.doc.p_date">PDate</text:user-field-get></text:p>
            </table:table-cell>
          </table:table-row>
        </table:table>
        <text:p text:style-name="MP4"><text:a xlink:type="simple" xlink:href="py3o://for=%22temp%20in%20doc.report_template_id%22" text:style-name="Internet_20_link" text:visited-style-name="Visited_20_Internet_20_Link"><text:span text:style-name="MT3">for="temp in doc.report_template_id"</text:span></text:a></text:p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table:number-rows-spanned="3" office:value-type="string">
              <text:p text:style-name="MP5"><draw:frame draw:style-name="Mfr1" draw:name="py3o.image(temp.title_img,'png',height='2.0cm',width='1.6cm',isb64=True)" text:anchor-type="paragraph" svg:x="0.0638in" svg:y="0.05in" svg:width="1.0772in" style:rel-width="91%" svg:height="1.0437in" style:rel-height="88%" draw:z-index="0"><draw:text-box><text:p text:style-name="Frame_20_contents"/></draw:text-box></draw:frame></text:p>
            </table:table-cell>
            <table:table-cell table:style-name="Table15.A1" office:value-type="string">
              <text:p text:style-name="MP6"><text:span text:style-name="MT4"><text:user-field-get text:name="py3o.temp.title1">Title1</text:user-field-get></text:span><text:span text:style-name="MT5"><text:s/></text:span><text:span text:style-name="MT6"><text:user-field-get text:name="py3o.temp.title2">Title</text:user-field-get></text:span></text:p>
            </table:table-cell>
          </table:table-row>
          <table:table-row table:style-name="Table15.2">
            <table:covered-table-cell table:style-name="Table15.A1"/>
            <table:table-cell table:style-name="Table15.A1" office:value-type="string">
              <text:p text:style-name="MP7"><text:user-field-get text:name="py3o.temp.address">Address</text:user-field-get></text:p>
            </table:table-cell>
          </table:table-row>
          <table:table-row table:style-name="Table15.3">
            <table:covered-table-cell table:style-name="Table15.A1"/>
            <table:table-cell table:style-name="Table15.A1" office:value-type="string">
              <text:p text:style-name="MP7"><text:user-field-get text:name="py3o.temp.company_phone">Contact</text:user-field-get></text:p>
            </table:table-cell>
          </table:table-row>
        </table:table>
        <text:p text:style-name="MP8"><text:a xlink:type="simple" xlink:href="py3o:///for" text:style-name="Internet_20_link" text:visited-style-name="Visited_20_Internet_20_Link"><text:span text:style-name="MT3">/for</text:span></text:a></text:p>
        <text:p text:style-name="Header"><text:a xlink:type="simple" xlink:href="py3o:///for" text:style-name="Internet_20_link" text:visited-style-name="Visited_20_Internet_20_Link"><text:span text:style-name="MT3">/for</text:span></text:a></text:p>
      </style:header>
      <style:footer>
        <text:p text:style-name="MP9">ဝယ်ယူအားပေးမူကို အထူးကျေးဇူးတင်ပါသည်။</text:p>
        <text:p text:style-name="MP10">အဆင်မပြေမ<text:span text:style-name="MT7">ှု</text:span>တစ်စုံတစ်ရာရှိပါက 09-5341575, 09-793118332 သို့တိုင်ကြာ<text:span text:style-name="MT8">း</text:span>နိုင်သည်။</text:p>
        <text:p text:style-name="MP11">ကြီးပွားတိုးတက်ပါစေ။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0:16:08.837855289</meta:creation-date>
    <meta:generator>LibreOffice/7.5.9.2$Linux_X86_64 LibreOffice_project/50$Build-2</meta:generator>
    <dc:date>2024-02-27T10:21:13.204137970</dc:date>
    <meta:editing-duration>PT5H57M28S</meta:editing-duration>
    <meta:editing-cycles>154</meta:editing-cycles>
    <meta:document-statistic meta:table-count="4" meta:image-count="0" meta:object-count="0" meta:page-count="1" meta:paragraph-count="38" meta:word-count="57" meta:character-count="407" meta:non-whitespace-character-count="365"/>
  </office:meta>
</office:document-meta>
</file>